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color="#ff0000" fo:font-size="18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2cm" svg:height="1.3cm" svg:x="14.2cm" svg:y="8.8cm">
          <text:p text:style-name="P1"><text:s text:c="11"/>Bob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2cm" svg:height="1.3cm" svg:x="2.9cm" svg:y="8.8cm">
          <text:p text:style-name="P1">Alice <text:s text:c="7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1.124cm" svg:x1="5cm" svg:y1="8.8cm" svg:x2="16.3cm" svg:y2="8.8cm" draw:start-shape="id1" draw:start-glue-point="0" draw:end-shape="id2" draw:end-glue-point="0" svg:d="m5000 8800c0-2437 11300-2437 11300 0" svg:viewBox="0 0 11301 1829">
          <text:p text:style-name="P1">Offer</text:p>
        </draw:connector>
        <draw:connector draw:style-name="gr2" draw:text-style-name="P1" draw:layer="layout" draw:type="curve" draw:line-skew="1.28cm" svg:x1="16.3cm" svg:y1="10.1cm" svg:x2="5cm" svg:y2="10.1cm" draw:start-shape="id2" draw:start-glue-point="2" draw:end-shape="id1" draw:end-glue-point="2" svg:d="m16300 10100c0 2671-11300 2671-11300 0" svg:viewBox="0 0 11301 2004">
          <text:p text:style-name="P1">Answer</text:p>
        </draw:connector>
        <draw:custom-shape draw:style-name="gr1" draw:text-style-name="P1" xml:id="id3" draw:id="id3" draw:layer="layout" svg:width="5.9cm" svg:height="1cm" svg:x="4cm" svg:y="2.3cm">
          <text:p text:style-name="P1">Room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9cm" svg:y1="9.45cm" svg:x2="4cm" svg:y2="2.8cm" draw:start-shape="id1" draw:start-glue-point="3" draw:end-shape="id3" svg:d="m2900 9450c-751 0-1301-6650 1100-6650" svg:viewBox="0 0 1742 6651">
          <text:p text:style-name="P1"><text:s text:c="26"/>Join &amp; <text:s text:c="15"/></text:p>
          <text:p text:style-name="P1"><text:s text:c="25"/>get peers <text:s text:c="14"/></text:p>
        </draw:connector>
        <draw:connector draw:style-name="gr3" draw:text-style-name="P1" draw:layer="layout" draw:type="curve" svg:x1="16.3cm" svg:y1="8.8cm" svg:x2="9.9cm" svg:y2="2.8cm" draw:start-shape="id2" draw:start-glue-point="0" draw:end-shape="id3" draw:end-glue-point="1" svg:d="m16300 8800c0-4000-2133-6000-6400-6000" svg:viewBox="0 0 6401 6001">
          <text:p text:style-name="P1"><text:s text:c="15"/>Join &amp; </text:p>
          <text:p text:style-name="P1"><text:s text:c="15"/>get peers</text:p>
        </draw:connector>
        <draw:connector draw:style-name="gr4" draw:text-style-name="P1" draw:layer="layout" draw:type="line" svg:x1="7.1cm" svg:y1="9.45cm" svg:x2="14.2cm" svg:y2="9.45cm" draw:start-shape="id1" draw:start-glue-point="1" draw:end-shape="id2" svg:d="m7100 9450h7100" svg:viewBox="0 0 7101 1">
          <text:p text:style-name="P1"><text:span text:style-name="T1">PeerConnection</text:span></text:p>
          <text:p text:style-name="P1"/>
        </draw:connector>
        <draw:custom-shape draw:style-name="gr1" draw:text-style-name="P1" xml:id="id4" draw:id="id4" draw:layer="layout" svg:width="5.9cm" svg:height="1cm" svg:x="11.9cm" svg:y="2.3cm">
          <text:p text:style-name="P1">STUN Serv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5cm" svg:y1="8.8cm" svg:x2="11.9cm" svg:y2="2.8cm" draw:start-shape="id1" draw:start-glue-point="0" draw:end-shape="id4" draw:end-glue-point="3" svg:d="m5000 8800c0-4000 2300-6000 6900-6000" svg:viewBox="0 0 6901 6001">
          <text:p/>
        </draw:connector>
        <draw:connector draw:style-name="gr5" draw:text-style-name="P1" draw:layer="layout" draw:type="curve" svg:x1="18.4cm" svg:y1="9.45cm" svg:x2="17.8cm" svg:y2="2.8cm" draw:start-shape="id2" draw:start-glue-point="1" draw:end-shape="id4" draw:end-glue-point="1" svg:d="m18400 9450c751 0 1051-6650-600-6650" svg:viewBox="0 0 1205 6651">
          <text:p/>
        </draw:connector>
        <draw:custom-shape draw:style-name="gr6" draw:text-style-name="P1" draw:layer="layout" svg:width="1.9cm" svg:height="0.8cm" svg:x="5.3cm" svg:y="9cm">
          <text:p text:style-name="P1">PC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cm" svg:height="0.8cm" svg:x="14.2cm" svg:y="9cm">
          <text:p text:style-name="P1">PC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6-19T14:25:06</meta:creation-date>
    <dc:date>2013-06-20T09:46:22</dc:date>
    <dc:creator>Marius Melzer</dc:creator>
    <meta:editing-duration>PT17M34S</meta:editing-duration>
    <meta:editing-cycles>3</meta:editing-cycles>
    <meta:generator>LibreOffice/3.6$Linux_X86_64 LibreOffice_project/360m1$Build-2</meta:generator>
    <meta:document-statistic meta:object-count="13"/>
  </office:meta>
</office:document-meta>
</file>